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095cm" fo:min-width="3.639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095cm" fo:min-width="2.487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1.095cm" fo:min-width="2.65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095cm" fo:min-width="2.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1.095cm" fo:min-width="3.10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a1467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a1467e" draw:textarea-horizontal-align="justify" draw:textarea-vertical-align="middle" draw:auto-grow-height="false" fo:min-height="1.095cm" fo:min-width="3.012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77bc65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a1467e"/>
      <style:paragraph-properties fo:text-align="center"/>
    </style:style>
    <style:style style:name="P7" style:family="paragraph">
      <loext:graphic-properties draw:fill-color="#a1467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1.27cm" svg:height="1.27cm" svg:x="3.667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" draw:id="id1" draw:layer="layout" svg:width="4.191cm" svg:height="1.397cm" svg:x="2.216cm" svg:y="2.624cm">
            <text:p text:style-name="P2"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b</text:span><text:span text:style-name="T1">a</text:span><text:span text:style-name="T1">s</text:span><text:span text:style-name="T1">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4.311cm" svg:y1="4.021cm" svg:x2="4.302cm" svg:y2="5.064cm" draw:start-shape="id1" draw:start-glue-point="2" draw:end-shape="id2" draw:end-glue-point="4" svg:d="M4311 4021l-9 1043" svg:viewBox="0 0 10 1044">
            <text:p/>
          </draw:connector>
          <draw:custom-shape draw:style-name="gr1" draw:text-style-name="P1" xml:id="id5" draw:id="id5" draw:layer="layout" svg:width="1.27cm" svg:height="1.27cm" svg:x="7.968cm" svg:y="5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1.27cm" svg:height="1.27cm" svg:x="9.869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" draw:id="id3" draw:layer="layout" svg:width="3.039cm" svg:height="1.397cm" svg:x="8.956cm" svg:y="2.624cm">
            <text:p text:style-name="P2"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t</text:span><text:span text:style-name="T1">i</text:span><text:span text:style-name="T1">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0.475cm" svg:y1="4.021cm" svg:x2="10.504cm" svg:y2="5.066cm" draw:start-shape="id3" draw:start-glue-point="2" draw:end-shape="id4" draw:end-glue-point="4" svg:d="M10475 4021l29 1045" svg:viewBox="0 0 30 1046">
            <text:p/>
          </draw:connector>
          <draw:connector draw:style-name="gr5" draw:text-style-name="P1" draw:layer="layout" svg:x1="9.238cm" svg:y1="5.7cm" svg:x2="9.869cm" svg:y2="5.701cm" draw:start-shape="id5" draw:start-glue-point="10" draw:end-shape="id4" draw:end-glue-point="6" svg:d="M9238 5700h316v1h315" svg:viewBox="0 0 632 2">
            <text:p/>
          </draw:connector>
          <draw:connector draw:style-name="gr5" draw:text-style-name="P1" draw:layer="layout" svg:x1="4.937cm" svg:y1="5.699cm" svg:x2="7.968cm" svg:y2="5.7cm" draw:start-shape="id2" draw:start-glue-point="10" draw:end-shape="id5" draw:end-glue-point="6" svg:d="M4937 5699h1516v1h1515" svg:viewBox="0 0 3032 2">
            <text:p/>
          </draw:connector>
          <draw:custom-shape draw:style-name="gr6" draw:text-style-name="P4" xml:id="id6" draw:id="id6" draw:layer="layout" svg:width="1.27cm" svg:height="1.27cm" svg:x="7.969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7" draw:id="id7" draw:layer="layout" svg:width="1.27cm" svg:height="1.27cm" svg:x="9.87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8" draw:id="id8" draw:layer="layout" svg:width="1.27cm" svg:height="1.27cm" svg:x="11.77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9.239cm" svg:y1="7.401cm" svg:x2="9.87cm" svg:y2="7.402cm" draw:start-shape="id6" draw:start-glue-point="10" draw:end-shape="id7" draw:end-glue-point="6" svg:d="M9239 7401h316v1h315" svg:viewBox="0 0 632 2">
            <text:p/>
          </draw:connector>
          <draw:connector draw:style-name="gr5" draw:text-style-name="P1" draw:layer="layout" svg:x1="11.14cm" svg:y1="7.402cm" svg:x2="11.77cm" svg:y2="7.402cm" draw:start-shape="id7" draw:start-glue-point="10" draw:end-shape="id8" draw:end-glue-point="6" svg:d="M11140 7402h630" svg:viewBox="0 0 631 1">
            <text:p/>
          </draw:connector>
          <draw:connector draw:style-name="gr7" draw:text-style-name="P3" draw:layer="layout" draw:type="curve" svg:x1="4.937cm" svg:y1="5.699cm" svg:x2="7.969cm" svg:y2="7.401cm" draw:start-shape="id2" draw:start-glue-point="10" draw:end-shape="id6" draw:end-glue-point="6" svg:d="M4937 5699c2275 0 760 1702 3032 1702" svg:viewBox="0 0 3033 1703">
            <text:p/>
          </draw:connector>
          <draw:custom-shape draw:style-name="gr8" draw:text-style-name="P5" xml:id="id9" draw:id="id9" draw:layer="layout" svg:width="3.203cm" svg:height="1.397cm" svg:x="10.816cm" svg:y="8.966cm">
            <text:p text:style-name="P2"><text:span text:style-name="T1">fe</text:span><text:span text:style-name="T1">at</text:span><text:span text:style-name="T1">ur</text:span><text:span text:style-name="T1">e </text:span><text:span text:style-name="T1">ti</text:span><text:span text:style-name="T1">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2.417cm" svg:y1="8.966cm" svg:x2="12.405cm" svg:y2="8.037cm" draw:start-shape="id9" draw:start-glue-point="0" draw:end-shape="id8" draw:end-glue-point="8" svg:d="M12417 8966l-12-929" svg:viewBox="0 0 13 930">
            <text:p/>
          </draw:connector>
          <draw:custom-shape draw:style-name="gr1" draw:text-style-name="P1" xml:id="id10" draw:id="id10" draw:layer="layout" svg:width="1.27cm" svg:height="1.27cm" svg:x="15.37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04cm" svg:y1="7.402cm" svg:x2="15.37cm" svg:y2="5.702cm" draw:start-shape="id8" draw:start-glue-point="10" draw:end-shape="id10" draw:end-glue-point="6" svg:d="M13040 7402c1749 0 584-1700 2330-1700" svg:viewBox="0 0 2331 1701">
            <text:p/>
          </draw:connector>
          <draw:connector draw:style-name="gr5" draw:text-style-name="P1" draw:layer="layout" svg:x1="11.139cm" svg:y1="5.701cm" svg:x2="15.37cm" svg:y2="5.702cm" draw:start-shape="id4" draw:start-glue-point="10" draw:end-shape="id10" draw:end-glue-point="6" svg:d="M11139 5701h2116v1h2115" svg:viewBox="0 0 4232 2">
            <text:p/>
          </draw:connector>
          <draw:custom-shape draw:style-name="gr9" draw:text-style-name="P2" xml:id="id11" draw:id="id11" draw:layer="layout" svg:width="3.452cm" svg:height="1.397cm" svg:x="14.256cm" svg:y="2.624cm">
            <text:p text:style-name="P2"><text:span text:style-name="T1">new merge</text:span></text:p>
            <text:p text:style-name="P2"><text:span text:style-name="T1">commit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5.982cm" svg:y1="4.021cm" svg:x2="16.005cm" svg:y2="5.067cm" draw:start-shape="id11" draw:start-glue-point="2" draw:end-shape="id10" draw:end-glue-point="4" svg:d="M15982 4021l23 1046" svg:viewBox="0 0 24 1047">
            <text:p/>
          </draw:connector>
        </draw:g>
        <draw:g>
          <draw:custom-shape draw:style-name="gr1" draw:text-style-name="P1" xml:id="id16" draw:id="id16" draw:layer="layout" svg:width="1.27cm" svg:height="1.27cm" svg:x="2.767cm" svg:y="16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layout" svg:width="1.27cm" svg:height="1.27cm" svg:x="7.068cm" svg:y="16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5" draw:id="id15" draw:layer="layout" svg:width="1.27cm" svg:height="1.27cm" svg:x="8.969cm" svg:y="16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" draw:id="id12" draw:layer="layout" svg:width="3.039cm" svg:height="1.397cm" svg:x="13.556cm" svg:y="12.024cm">
            <text:p text:style-name="P2"><text:span text:style-name="T1">master ti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5.075cm" svg:y1="13.421cm" svg:x2="15.105cm" svg:y2="16.167cm" draw:start-shape="id12" draw:start-glue-point="2" draw:end-shape="id13" draw:end-glue-point="4" svg:d="M15075 13421l30 2746" svg:viewBox="0 0 31 2747">
            <text:p/>
          </draw:connector>
          <draw:connector draw:style-name="gr5" draw:text-style-name="P1" draw:layer="layout" svg:x1="8.338cm" svg:y1="16.8cm" svg:x2="8.969cm" svg:y2="16.801cm" draw:start-shape="id14" draw:start-glue-point="10" draw:end-shape="id15" draw:end-glue-point="6" svg:d="M8338 16800h316v1h315" svg:viewBox="0 0 632 2">
            <text:p/>
          </draw:connector>
          <draw:connector draw:style-name="gr5" draw:text-style-name="P1" draw:layer="layout" svg:x1="4.037cm" svg:y1="16.799cm" svg:x2="7.068cm" svg:y2="16.8cm" draw:start-shape="id16" draw:start-glue-point="10" draw:end-shape="id14" draw:end-glue-point="6" svg:d="M4037 16799h1516v1h1515" svg:viewBox="0 0 3032 2">
            <text:p/>
          </draw:connector>
          <draw:custom-shape draw:style-name="gr6" draw:text-style-name="P4" xml:id="id17" draw:id="id17" draw:layer="layout" svg:width="1.27cm" svg:height="1.27cm" svg:x="12.569cm" svg:y="17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18" draw:id="id18" draw:layer="layout" svg:width="1.27cm" svg:height="1.27cm" svg:x="14.47cm" svg:y="1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19" draw:id="id19" draw:layer="layout" svg:width="1.27cm" svg:height="1.27cm" svg:x="16.37cm" svg:y="1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839cm" svg:y1="18.501cm" svg:x2="14.47cm" svg:y2="18.502cm" draw:start-shape="id17" draw:start-glue-point="10" draw:end-shape="id18" draw:end-glue-point="6" svg:d="M13839 18501h316v1h315" svg:viewBox="0 0 632 2">
            <text:p/>
          </draw:connector>
          <draw:connector draw:style-name="gr5" draw:text-style-name="P1" draw:layer="layout" svg:x1="15.74cm" svg:y1="18.502cm" svg:x2="16.37cm" svg:y2="18.502cm" draw:start-shape="id18" draw:start-glue-point="10" draw:end-shape="id19" draw:end-glue-point="6" svg:d="M15740 18502h630" svg:viewBox="0 0 631 1">
            <text:p/>
          </draw:connector>
          <draw:connector draw:style-name="gr7" draw:text-style-name="P3" draw:layer="layout" draw:type="curve" svg:x1="10.239cm" svg:y1="16.801cm" svg:x2="12.569cm" svg:y2="18.501cm" draw:start-shape="id15" draw:start-glue-point="10" draw:end-shape="id17" draw:end-glue-point="6" svg:d="M10239 16801c1749 0 584 1700 2330 1700" svg:viewBox="0 0 2331 1701">
            <text:p/>
          </draw:connector>
          <draw:custom-shape draw:style-name="gr10" draw:text-style-name="P5" xml:id="id20" draw:id="id20" draw:layer="layout" svg:width="3.66cm" svg:height="1.397cm" svg:x="15.159cm" svg:y="20.066cm">
            <text:p text:style-name="P2"><text:span text:style-name="T1">large feature</text:span></text:p>
            <text:p text:style-name="P2"><text:span text:style-name="T1">ti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6.989cm" svg:y1="20.066cm" svg:x2="17.005cm" svg:y2="19.137cm" draw:start-shape="id20" draw:start-glue-point="0" draw:end-shape="id19" draw:end-glue-point="8" svg:d="M16989 20066l16-929" svg:viewBox="0 0 17 930">
            <text:p/>
          </draw:connector>
          <draw:custom-shape draw:style-name="gr1" draw:text-style-name="P1" xml:id="id13" draw:id="id13" draw:layer="layout" svg:width="1.27cm" svg:height="1.27cm" svg:x="14.47cm" svg:y="1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0.239cm" svg:y1="16.801cm" svg:x2="14.47cm" svg:y2="16.802cm" draw:start-shape="id15" draw:start-glue-point="10" draw:end-shape="id13" draw:end-glue-point="6" svg:d="M10239 16801h2116v1h2115" svg:viewBox="0 0 4232 2">
            <text:p/>
          </draw:connector>
          <draw:custom-shape draw:style-name="gr11" draw:text-style-name="P6" xml:id="id22" draw:id="id22" draw:layer="layout" svg:width="1.27cm" svg:height="1.27cm" svg:x="7.069cm" svg:y="14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21" draw:id="id21" draw:layer="layout" svg:width="3.564cm" svg:height="1.397cm" svg:x="5.91cm" svg:y="12.024cm">
            <text:p text:style-name="P2"><text:span text:style-name="T1">little bug fix</text:span></text:p>
            <text:p text:style-name="P2"><text:span text:style-name="T1">ti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7.692cm" svg:y1="13.421cm" svg:x2="7.704cm" svg:y2="14.466cm" draw:start-shape="id21" draw:start-glue-point="2" draw:end-shape="id22" draw:end-glue-point="4" svg:d="M7692 13421l12 1045" svg:viewBox="0 0 13 1046">
            <text:p/>
          </draw:connector>
          <draw:connector draw:style-name="gr7" draw:text-style-name="P3" draw:layer="layout" draw:type="curve" svg:x1="4.037cm" svg:y1="16.799cm" svg:x2="7.069cm" svg:y2="15.101cm" draw:start-shape="id16" draw:start-glue-point="10" draw:end-shape="id22" draw:end-glue-point="6" svg:d="M4037 16799c2275 0 760-1698 3032-1698" svg:viewBox="0 0 3033 1699">
            <text:p/>
          </draw:connector>
        </draw:g>
        <draw:g>
          <draw:custom-shape draw:style-name="gr1" draw:text-style-name="P1" xml:id="id25" draw:id="id25" draw:layer="layout" svg:width="1.27cm" svg:height="1.27cm" svg:x="2.767cm" svg:y="2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3" draw:id="id23" draw:layer="layout" svg:width="1.27cm" svg:height="1.27cm" svg:x="7.068cm" svg:y="2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4" draw:id="id24" draw:layer="layout" svg:width="1.27cm" svg:height="1.27cm" svg:x="8.969cm" svg:y="24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8.338cm" svg:y1="25.4cm" svg:x2="8.969cm" svg:y2="25.401cm" draw:start-shape="id23" draw:start-glue-point="10" draw:end-shape="id24" draw:end-glue-point="6" svg:d="M8338 25400h316v1h315" svg:viewBox="0 0 632 2">
            <text:p/>
          </draw:connector>
          <draw:connector draw:style-name="gr5" draw:text-style-name="P1" draw:layer="layout" svg:x1="4.037cm" svg:y1="25.399cm" svg:x2="7.068cm" svg:y2="25.4cm" draw:start-shape="id25" draw:start-glue-point="10" draw:end-shape="id23" draw:end-glue-point="6" svg:d="M4037 25399h1516v1h1515" svg:viewBox="0 0 3032 2">
            <text:p/>
          </draw:connector>
          <draw:custom-shape draw:style-name="gr6" draw:text-style-name="P4" xml:id="id26" draw:id="id26" draw:layer="layout" svg:width="1.27cm" svg:height="1.27cm" svg:x="12.569cm" svg:y="26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27" draw:id="id27" draw:layer="layout" svg:width="1.27cm" svg:height="1.27cm" svg:x="14.47cm" svg:y="2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28" draw:id="id28" draw:layer="layout" svg:width="1.27cm" svg:height="1.27cm" svg:x="16.37cm" svg:y="2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839cm" svg:y1="27.101cm" svg:x2="14.47cm" svg:y2="27.102cm" draw:start-shape="id26" draw:start-glue-point="10" draw:end-shape="id27" draw:end-glue-point="6" svg:d="M13839 27101h316v1h315" svg:viewBox="0 0 632 2">
            <text:p/>
          </draw:connector>
          <draw:connector draw:style-name="gr5" draw:text-style-name="P1" draw:layer="layout" svg:x1="15.74cm" svg:y1="27.102cm" svg:x2="16.37cm" svg:y2="27.102cm" draw:start-shape="id27" draw:start-glue-point="10" draw:end-shape="id28" draw:end-glue-point="6" svg:d="M15740 27102h630" svg:viewBox="0 0 631 1">
            <text:p/>
          </draw:connector>
          <draw:connector draw:style-name="gr7" draw:text-style-name="P3" draw:layer="layout" draw:type="curve" svg:x1="10.239cm" svg:y1="25.401cm" svg:x2="12.569cm" svg:y2="27.101cm" draw:start-shape="id24" draw:start-glue-point="10" draw:end-shape="id26" draw:end-glue-point="6" svg:d="M10239 25401c1749 0 584 1700 2330 1700" svg:viewBox="0 0 2331 1701">
            <text:p/>
          </draw:connector>
          <draw:custom-shape draw:style-name="gr1" draw:text-style-name="P1" xml:id="id29" draw:id="id29" draw:layer="layout" svg:width="1.27cm" svg:height="1.27cm" svg:x="14.47cm" svg:y="24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0.239cm" svg:y1="25.401cm" svg:x2="14.47cm" svg:y2="25.402cm" draw:start-shape="id24" draw:start-glue-point="10" draw:end-shape="id29" draw:end-glue-point="6" svg:d="M10239 25401h2116v1h2115" svg:viewBox="0 0 4232 2">
            <text:p/>
          </draw:connector>
          <draw:custom-shape draw:style-name="gr11" draw:text-style-name="P6" xml:id="id30" draw:id="id30" draw:layer="layout" svg:width="1.27cm" svg:height="1.27cm" svg:x="7.069cm" svg:y="2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4.037cm" svg:y1="25.399cm" svg:x2="7.069cm" svg:y2="23.701cm" draw:start-shape="id25" draw:start-glue-point="10" draw:end-shape="id30" draw:end-glue-point="6" svg:d="M4037 25399c2275 0 760-1698 3032-1698" svg:viewBox="0 0 3033 1699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6:49:41.847892903</meta:creation-date>
    <dc:date>2022-10-18T18:30:47.618110407</dc:date>
    <meta:editing-duration>PT1H30M53S</meta:editing-duration>
    <meta:editing-cycles>7</meta:editing-cycles>
    <meta:generator>LibreOffice/6.4.7.2$Linux_X86_64 LibreOffice_project/40$Build-2</meta:generator>
    <meta:document-statistic meta:object-count="61"/>
  </office:meta>
</office:document-meta>
</file>